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211cm" style:rel-column-width="13286*"/>
    </style:style>
    <style:style style:name="Tableau1.B" style:family="table-column">
      <style:table-column-properties style:column-width="20.489cm" style:rel-column-width="522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8c8c" officeooo:paragraph-rsid="00118c8c"/>
    </style:style>
    <style:style style:name="P2" style:family="paragraph" style:parent-style-name="Table_20_Contents">
      <style:text-properties officeooo:rsid="00125cac" officeooo:paragraph-rsid="00125cac"/>
    </style:style>
    <style:style style:name="P3" style:family="paragraph" style:parent-style-name="Standard">
      <style:text-properties officeooo:paragraph-rsid="00144476"/>
    </style:style>
    <style:style style:name="P4" style:family="paragraph" style:parent-style-name="Standard">
      <style:text-properties officeooo:rsid="00144476" officeooo:paragraph-rsid="00144476"/>
    </style:style>
    <style:style style:name="T1" style:family="text">
      <style:text-properties officeooo:rsid="00142958"/>
    </style:style>
    <style:style style:name="T2" style:family="text">
      <style:text-properties officeooo:rsid="0014a06c"/>
    </style:style>
    <style:style style:name="T3" style:family="text">
      <style:text-properties officeooo:rsid="0014447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rt <text:span text:style-name="T3">7 </text:span>Mise en oeuvre d'une architecture distribuée basée sur Micro Services avec Spring Cloud</text:p>
      <text:p text:style-name="P3"><text:a xlink:type="simple" xlink:href="https://www.youtube.com/playlist?list=PLxr551TUsmAq2UEkfBidVmi21nP5KNk-K" text:style-name="Internet_20_link" text:visited-style-name="Visited_20_Internet_20_Link"><text:span text:style-name="T1">https://www.youtube.com/playlist?list=PLxr551TUsmAq2UEkfBidVmi21nP5KNk-K</text:span></text:a></text:p>
      <text:p text:style-name="P3"/>
      <text:p text:style-name="P4">NOTE IMPORTANTE : la video 7 est une duplication de la video 5.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2:05:56.098020464</meta:creation-date>
    <dc:title>notesJEE</dc:title>
    <meta:editing-duration>PT2M23S</meta:editing-duration>
    <meta:editing-cycles>2</meta:editing-cycles>
    <meta:generator>LibreOffice/6.0.7.3$Linux_X86_64 LibreOffice_project/00m0$Build-3</meta:generator>
    <dc:date>2019-08-20T12:08:19.427348890</dc:date>
    <meta:document-statistic meta:table-count="1" meta:image-count="0" meta:object-count="0" meta:page-count="1" meta:paragraph-count="3" meta:word-count="29" meta:character-count="229" meta:non-whitespace-character-count="203"/>
    <meta:template xlink:type="simple" xlink:actuate="onRequest" xlink:title="notesJEE" xlink:href="../../../../../.config/libreoffice/4/user/template/notesJEE.ott" meta:date="2019-08-20T12:05:55.800618416"/>
  </office:meta>
</office:document-meta>
</file>